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section text:style-name="Sect1" text:name="Seção21">
                                                  <text:section text:style-name="Sect1" text:name="Seção22">
                                                    <text:h text:style-name="P3" text:outline-level="2"><text:bookmark text:name="livro"/>2 João</text:h>
                                                    <text:section text:style-name="Sect1" text:name="cap1">
                                                      <text:p text:style-name="P1">1 O ancião à senhora eleita, e a seus filhos, aos quais eu amo em verdade, e não somente eu, mas também todos os que conhecem a verdade,</text:p>
                                                      <text:p text:style-name="P1">2 por causa da verdade que permanece em nós, e para sempre estará conosco:</text:p>
                                                      <text:p text:style-name="P1">3 Graça, misericórdia, paz, da parte de Deus Pai e da parte de Jesus Cristo, o Filho do Pai, serão conosco em verdade e amor.</text:p>
                                                      <text:p text:style-name="P1">4 Muito me alegro por ter achado alguns de teus filhos andando na verdade, assim como recebemos mandamento do Pai.</text:p>
                                                      <text:p text:style-name="P1">5 E agora, senhora, rogo-te, não como te escrevendo um novo mandamento, mas aquele mesmo que desde o princípio tivemos: que nos amemos uns aos outros.</text:p>
                                                      <text:p text:style-name="P1">6 E o amor é este: que andemos segundo os seus mandamentos. Este é o mandamento, como já desde o princípio ouvistes, para que nele andeis.</text:p>
                                                      <text:p text:style-name="P1">7 Porque já muitos enganadores saíram pelo mundo, os quais não confessam que Jesus Cristo veio em carne. Tal é o enganador e o anticristo.</text:p>
                                                      <text:p text:style-name="P1">8 Olhai por vós mesmos, para que não percais o fruto do nosso trabalho, antes recebeis plena recompensa.</text:p>
                                                      <text:p text:style-name="P1">9 Todo aquele que vai além do ensino de Cristo e não permanece nele, não tem a Deus; quem permanece neste ensino, esse tem tanto ao Pai como ao Filho.</text:p>
                                                      <text:p text:style-name="P1">10 Se alguém vem ter convosco, e não traz este ensino, não o recebais em casa, nem tampouco o saudeis.</text:p>
                                                      <text:p text:style-name="P1">11 Porque quem o saúda participa de suas más obras.</text:p>
                                                      <text:p text:style-name="P1">12 Embora tenha eu muitas coisas para vos escrever, não o quis fazer com papel e tinta; mas espero visitar-vos e falar face a face, para que o nosso gozo seja completo.</text:p>
                                                      <text:p text:style-name="P1">13 Saúdam-te os filhos de tua irmã, a eleita.</text:p>
                                                    </text:section>
                                                    <text:section text:style-name="Sect1" text:name="cap2">
                                                      <text:p text:style-name="P2">II JOÃO-[Capitulo 2]</text:p>
                                                      <text:p text:style-name="P1">1 O ancião ao amado Gaio, a quem eu amo em verdade.</text:p>
                                                      <text:p text:style-name="P1">2 Amado, desejo que te vá bem em todas as coisas, e que tenhas saúde, assim como bem vai à tua alma.</text:p>
                                                      <text:p text:style-name="P1">3 Porque muito me alegrei quando os irmãos vieram e testificaram da tua verdade, como tu andas na verdade.</text:p>
                                                      <text:p text:style-name="P1">4 Não tenho maior gozo do que este: o de ouvir que os meus filhos andam na verdade.</text:p>
                                                      <text:p text:style-name="P1">5 Amado, procedes fielmente em tudo o que fazes para com os irmãos, especialmente para com os estranhos,</text:p>
                                                      <text:p text:style-name="P1">6 os quais diante da igreja testificaram do teu amor; aos quais, se os encaminhares na sua viagem de um modo digno de Deus, bem farás;</text:p>
                                                      <text:p text:style-name="P1">7 porque por amor do Nome saíram, sem nada aceitar dos gentios.</text:p>
                                                      <text:p text:style-name="P1">8 Portanto aos tais devemos acolher, para que sejamos cooperadores da verdade.</text:p>
                                                      <text:p text:style-name="P1">9 Escrevi alguma coisa à igreja; mas Diótrefes, que gosta de ter entre eles a primazia, não nos recebe.</text:p>
                                                      <text:p text:style-name="P1"><text:soft-page-break/>10 Pelo que, se eu aí for, trarei à memoria as obras que ele faz, proferindo contra nós palavras maliciosas; e, não contente com isto, ele não somente deixa de receber os irmãos, mas aos que os querem receber ele proíbe de o fazerem e ainda os exclui da igreja.</text:p>
                                                      <text:p text:style-name="P1">11 Amado, não imites o mal, mas o bem. Quem faz o bem é de Deus; mas quem faz o mal não tem visto a Deus.</text:p>
                                                      <text:p text:style-name="P1">12 De Demétrio, porém, todos, e até a própria verdade, dão testemunho; e nós também damos testemunho; e sabes que o nosso testemunho é verdadeiro.</text:p>
                                                      <text:p text:style-name="P1">13 Tinha eu muitas coisas que te escrever, mas não o quero fazer com tinta e pena.</text:p>
                                                      <text:p text:style-name="P1">14 Espero, porém, ver-te brevemente, e falaremos face a face.</text:p>
                                                      <text:p text:style-name="P1">15 Paz seja contigo. Os amigos te saúdam. Saúda os amigos nominalmente.</text:p>
                                                    </text:section>
                                                  </text:section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2:03.691458109</dc:date>
    <meta:editing-duration>PT32M29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586" meta:character-count="3069" meta:non-whitespace-character-count="2513"/>
  </office:meta>
</office:document-meta>
</file>